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632" officeooo:paragraph-rsid="001b5632"/>
    </style:style>
    <style:style style:name="P2" style:family="paragraph" style:parent-style-name="Standard">
      <style:text-properties officeooo:rsid="001b5632" officeooo:paragraph-rsid="0024a970"/>
    </style:style>
    <style:style style:name="P3" style:family="paragraph" style:parent-style-name="Standard">
      <style:text-properties officeooo:paragraph-rsid="001b5632"/>
    </style:style>
    <style:style style:name="T1" style:family="text">
      <style:text-properties officeooo:rsid="001b5632"/>
    </style:style>
    <style:style style:name="T2" style:family="text">
      <style:text-properties officeooo:rsid="001ead87"/>
    </style:style>
    <style:style style:name="T3" style:family="text">
      <style:text-properties officeooo:rsid="0024a970"/>
    </style:style>
    <style:style style:name="T4" style:family="text">
      <style:text-properties officeooo:rsid="0025f9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4</text:p>
      <text:p text:style-name="P1">Q1. a 17</text:p>
      <text:p text:style-name="P3"><text:span text:style-name="T1">Q2. </text:span>c 29,30,31 </text:p>
      <text:p text:style-name="P3"><text:span text:style-name="T1">Q3. </text:span>c Boo01k </text:p>
      <text:p text:style-name="P3"><text:span text:style-name="T1">Q4. </text:span>c) 22,23,24 </text:p>
      <text:p text:style-name="P3"><text:span text:style-name="T1">Q5. </text:span>c. 3,10,22 </text:p>
      <text:p text:style-name="P3"><text:span text:style-name="T1">Q6. </text:span>d. 10,11,20,21 </text:p>
      <text:p text:style-name="P3"><text:span text:style-name="T1">Q7. </text:span>c £28000; £28001; £32001 </text:p>
      <text:p text:style-name="P1">Q8. c £32001 </text:p>
      <text:p text:style-name="P3"><text:span text:style-name="T1">Q9. </text:span>c 18, 29, 30 </text:p>
      <text:p text:style-name="P2">Q10.<text:tab/><text:span text:style-name="T3">RCH02240041-valid</text:span></text:p>
      <text:p text:style-name="P2"><text:tab/><text:span text:style-name="T3">ADGP7</text:span><text:span text:style-name="T4">220085-invalid</text:span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1:11:13.736000000</meta:creation-date>
    <dc:date>2024-10-30T11:48:28.411000000</dc:date>
    <meta:editing-duration>PT37M14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2" meta:word-count="36" meta:character-count="203" meta:non-whitespace-character-count="167"/>
  </office:meta>
</office:document-meta>
</file>